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rial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italic" style:text-underline-style="none" fo:font-weight="bold" style:text-blinking="false" fo:background-color="transparent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38%" style:writing-mode="lr-tb"/>
    </style:style>
    <style:style style:name="P6" style:family="paragraph" style:parent-style-name="Text_20_body" style:list-style-name="L1">
      <style:paragraph-properties fo:margin-top="0cm" fo:margin-bottom="0cm" fo:line-height="138%"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222222" style:font-name="arial" fo:font-size="12pt" fo:letter-spacing="normal" fo:font-style="normal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/>
    </style:style>
    <style:style style:name="T4" style:family="text">
      <style:text-properties fo:color="#222222" style:font-name="arial" fo:font-size="12pt" fo:letter-spacing="normal"/>
    </style:style>
    <style:style style:name="T5" style:family="text">
      <style:text-properties fo:color="#222222" style:font-name="arial" fo:font-size="12pt" fo:letter-spacing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BIETTIVI DEL PROGETTO</text:p>
      <text:p text:style-name="Standard"/>
      <text:list xml:id="list3582748911335419022" text:style-name="L1">
        <text:list-item>
          <text:p text:style-name="P3">Creare e gestire una rete scolastica garantendo la sicurezza nel trasferimento dei dati e la scalabilità.</text:p>
        </text:list-item>
        <text:list-item>
          <text:p text:style-name="P3">Il cablaggio dell'edificio è stato progettato seguendo la normativa ISO/IEC 11801.</text:p>
        </text:list-item>
        <text:list-item>
          <text:p text:style-name="P3">Per garantire la scalabilità della rete sono stati utilizzati switch a 24 porte</text:p>
        </text:list-item>
        <text:list-item>
          <text:p text:style-name="P3">La topologia della rete è a stella estesa</text:p>
        </text:list-item>
        <text:list-item>
          <text:p text:style-name="P3">Il piano di indirizzamento è stato concepito con indirizzi privati. Sono state inoltre utilizzate delle VLAN per garantire una migliore organizzazione e ridurre i domini di broadcast, quindi le collisioni. (14 in totale)</text:p>
        </text:list-item>
        <text:list-item>
          <text:p text:style-name="P6"><text:span text:style-name="T3"><text:s/></text:span><text:span text:style-name="T1">È</text:span> stata inoltre prevista una rete VoIP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SPECIFICHE DEL PROGETTO</text:p>
      <text:p text:style-name="P2"/>
      <text:p text:style-name="P2">- Sono stati collocati cinque switch: uno per la stanza server, uno per ogni laboratorio, uno per gli uffici e uno per la presidenza, vicepresidenza e biblioteca.</text:p>
      <text:p text:style-name="P5"><text:span text:style-name="T2">- Si prevede l’utilizzo del protocollo SFTP per lo scambio di file all’interno della rete .</text:span></text:p>
      <text:p text:style-name="P2"><text:span text:style-name="T5">- È previsto un back-up settimanale automatico(sabato, ore 2:00) impostato nei due archivi verso un server remoto,</text:span></text:p>
      <text:p text:style-name="P2">- E’ stato inoltre collocato un server di rete per effettuare un controllo di accesso e trasferire la mail in entrata ai server di dati servendosi dell’applicazione PGP</text:p>
      <text:p text:style-name="P5"><text:span text:style-name="T2">- Sono stati collocati due server di dati in un’apposita stanza server per archiviare i dati amministrativi e quelli didattici. I primo server contiene dati accessibili solo dagli uffici didattici, dalla presidenza e dalla vicepresidenza mentre il secondo contiene dati accessibili a tutti. Tali server sono stati inclusi nelle rispettive vlan al fine di permettere la consultazione di tali dati solo al personale autorizzato.</text:span></text:p>
      <text:p text:style-name="P2">- <text:span text:style-name="T5">È</text:span> stata prevista l’ applicazione del NAT in caso di comunicazione con reti estern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arial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izio De Marchi</meta:initial-creator>
    <meta:creation-date>2018-01-30T18:51:28.16</meta:creation-date>
    <dc:date>2018-01-30T19:11:44.58</dc:date>
    <dc:creator>Maurizio De Marchi</dc:creator>
    <meta:editing-duration>PT3M4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3" meta:paragraph-count="15" meta:word-count="267" meta:character-count="1665"/>
  </office:meta>
</office:document-meta>
</file>